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253d274"/>
    </style:style>
    <style:style style:name="P2" style:family="paragraph" style:parent-style-name="Text_20_body">
      <style:text-properties officeooo:paragraph-rsid="02552339"/>
    </style:style>
    <style:style style:name="P3" style:family="paragraph" style:parent-style-name="Text_20_body">
      <style:text-properties officeooo:paragraph-rsid="02571278"/>
    </style:style>
    <style:style style:name="P4" style:family="paragraph" style:parent-style-name="Text_20_body">
      <style:text-properties officeooo:paragraph-rsid="02588e3d"/>
    </style:style>
    <style:style style:name="P5" style:family="paragraph" style:parent-style-name="Text_20_body">
      <style:text-properties officeooo:paragraph-rsid="025b0904"/>
    </style:style>
    <style:style style:name="P6" style:family="paragraph" style:parent-style-name="Text_20_body">
      <style:text-properties officeooo:paragraph-rsid="025c4865"/>
    </style:style>
    <style:style style:name="P7" style:family="paragraph" style:parent-style-name="Heading_20_1" style:master-page-name="Standard">
      <style:paragraph-properties style:page-number="auto"/>
      <style:text-properties officeooo:rsid="009524be" officeooo:paragraph-rsid="02533dbe"/>
    </style:style>
    <style:style style:name="P8" style:family="paragraph" style:parent-style-name="Heading_20_1">
      <style:text-properties officeooo:paragraph-rsid="0253d274"/>
    </style:style>
    <style:style style:name="T1" style:family="text">
      <style:text-properties officeooo:rsid="02533dbe"/>
    </style:style>
    <style:style style:name="T2" style:family="text">
      <style:text-properties officeooo:rsid="0253d274"/>
    </style:style>
    <style:style style:name="T3" style:family="text">
      <style:text-properties officeooo:rsid="0253d897"/>
    </style:style>
    <style:style style:name="T4" style:family="text">
      <style:text-properties officeooo:rsid="02552339"/>
    </style:style>
    <style:style style:name="T5" style:family="text">
      <style:text-properties officeooo:rsid="02571278"/>
    </style:style>
    <style:style style:name="T6" style:family="text">
      <style:text-properties officeooo:rsid="02588e3d"/>
    </style:style>
    <style:style style:name="T7" style:family="text">
      <style:text-properties officeooo:rsid="025a8c91"/>
    </style:style>
    <style:style style:name="T8" style:family="text">
      <style:text-properties officeooo:rsid="025b0904"/>
    </style:style>
    <style:style style:name="T9" style:family="text">
      <style:text-properties officeooo:rsid="025c48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pan text:style-name="T1">Цифровая обработка информации</text:span></text:h>
      <text:h text:style-name="P8" text:outline-level="1"><text:span text:style-name="T2">Введение</text:span></text:h>
      <text:p text:style-name="P1"><text:span text:style-name="T2">Есть ток, напряжение и сопротивление элемента какого-то. </text:span></text:p>
      <text:p text:style-name="P1"><text:span text:style-name="T2">Сопротивление у 3 элементов: катушка, конденсатор и резистор</text:span></text:p>
      <text:p text:style-name="P1"><text:span text:style-name="T2">У инд прямо пропорц </text:span><text:span text:style-name="T3">от L</text:span><text:span text:style-name="T2">, у конд обратно (комплексные) </text:span><text:span text:style-name="T3">от С</text:span><text:span text:style-name="T2">, а у <text:s/>резистора постоянно.</text:span></text:p>
      <text:p text:style-name="P1"><text:span text:style-name="T2"/></text:p>
      <text:p text:style-name="P2"><text:span text:style-name="T4">Для постоянного тока L не оказывает сопротивление (частота колебаний 0).</text:span></text:p>
      <text:p text:style-name="P3"><text:span text:style-name="T5">Если катушка-резистор есть. <text:s/>== филтр нижничх частот получится. Почему? <text:s/>Если постоянный ток, то всё напряжение на сопротивлении. А иначе часть уходит на катушку. И что?</text:span></text:p>
      <text:p text:style-name="P3"><text:span text:style-name="T5"/></text:p>
      <text:p text:style-name="P4"><text:span text:style-name="T6">А почему в цифровой делают? Почему диффуры решают? Потому что аналоговые схемы плохо работают и сложно составить для низкочастотных. Взрывы ядерных взрывов и тд. </text:span><text:span text:style-name="T7">Сверхдлинные частоты и всё такое. Схемы получаются невообразимо длинные.</text:span></text:p>
      <text:p text:style-name="P5"><text:span text:style-name="T8">Но не всегда удобно диффуры решать! </text:span><text:span text:style-name="T9">Но у многих алгоритмов нет ананаговой схемы.</text:span></text:p>
      <text:p text:style-name="P5"><text:span text:style-name="T9"/></text:p>
      <text:p text:style-name="P6"><text:span text:style-name="T9">Радиолокация – кинули импульс, он приходит назад. <text:s/>Вроде, всё хорошо, да? Нет, нужно фильтровать! Много шума всякого приходит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line-height="100%" fo:text-align="justify" style:justify-single-word="false" fo:orphans="2" fo:widows="2" style:writing-mode="lr-tb"/>
      <style:text-properties style:use-window-font-color="true" style:font-name="Georgia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Bookman Old Style" fo:font-weight="250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.423cm" style:contextual-spacing="false" fo:text-align="center" style:justify-single-word="false" fo:keep-together="always" fo:keep-with-next="always"/>
      <style:text-properties style:font-name="Bookman Old Style1" fo:font-size="14pt" fo:font-weight="600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423cm" style:contextual-spacing="false" fo:text-align="start" style:justify-single-word="false" fo:keep-together="always" fo:keep-with-next="always"/>
      <style:text-properties style:font-name="Bookman Old Style2" fo:font-size="13pt" fo:font-style="italic" fo:font-weight="600" style:font-size-asian="13pt" style:font-style-asian="italic" style:font-weight-asian="bold" style:font-size-complex="13pt" style:font-weight-complex="bold"/>
    </style:style>
    <style:style style:name="No_20_Spacing" style:display-name="No Spacing" style:family="paragraph" style:default-outline-level="1" style:list-style-name="">
      <style:paragraph-properties fo:margin-top="0cm" fo:margin-bottom="0.423cm" style:contextual-spacing="false" fo:line-height="100%" fo:text-align="center" style:justify-single-word="false" fo:orphans="2" fo:widows="2" style:writing-mode="lr-tb"/>
      <style:text-properties style:use-window-font-color="true" style:font-name="Georgia" fo:font-size="16pt" fo:font-style="italic" fo:font-weight="bold" style:font-size-asian="16pt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1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Georgia" fo:font-size="14pt" fo:font-weight="bold" style:font-size-asian="14pt" style:font-weight-asian="bold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size="13pt" fo:font-style="italic" fo:font-weight="bold" style:font-size-asian="13pt" style:font-style-asian="italic" style:font-weight-asian="bold" style:font-size-complex="13pt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слицын Илья</meta:initial-creator>
    <meta:editing-cycles>658</meta:editing-cycles>
    <meta:creation-date>2012-10-08T07:35:00</meta:creation-date>
    <dc:date>2013-09-07T11:08:49</dc:date>
    <meta:editing-duration>PT18H5M4S</meta:editing-duration>
    <meta:generator>LibreOffice/4.0.2.2$Linux_X86_64 LibreOffice_project/400m0$Build-2</meta:generator>
    <meta:document-statistic meta:table-count="0" meta:image-count="0" meta:object-count="0" meta:page-count="1" meta:paragraph-count="10" meta:word-count="133" meta:character-count="921" meta:non-whitespace-character-count="79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